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1pt" officeooo:rsid="001ea09a" officeooo:paragraph-rsid="001ea09a" style:font-size-asian="9.60000038146973pt" style:font-size-complex="11pt"/>
    </style:style>
    <style:style style:name="P2" style:family="paragraph" style:parent-style-name="Standard" style:master-page-name="">
      <loext:graphic-properties draw:fill="none"/>
      <style:paragraph-properties fo:margin-left="-0.101cm" fo:margin-right="0cm" fo:line-height="150%" fo:text-align="justify" style:justify-single-word="false" fo:text-indent="0cm" style:auto-text-indent="false" style:page-number="auto" fo:background-color="transparent"/>
      <style:text-properties style:font-name="Arial" fo:font-size="11pt" officeooo:rsid="001ea09a" officeooo:paragraph-rsid="001ea09a" style:font-size-asian="9.60000038146973pt" style:font-size-complex="11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0pt" officeooo:rsid="001ea09a" officeooo:paragraph-rsid="0022ab8b" style:font-size-asian="10pt" style:font-size-complex="10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0pt" officeooo:rsid="001ea09a" officeooo:paragraph-rsid="001ea09a" style:font-size-asian="10pt" style:font-size-complex="10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0pt" officeooo:rsid="001ea09a" officeooo:paragraph-rsid="00289eaf" style:font-size-asian="10pt" style:font-size-complex="10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0pt" officeooo:rsid="001ea09a" officeooo:paragraph-rsid="002b8a54" style:font-size-asian="10pt" style:font-size-complex="10pt"/>
    </style:style>
    <style:style style:name="P7" style:family="paragraph" style:parent-style-name="Signature">
      <style:text-properties fo:font-size="10pt" style:font-size-asian="10pt" style:font-size-complex="10pt"/>
    </style:style>
    <style:style style:name="P8" style:family="paragraph" style:parent-style-name="Heading_20_1">
      <style:paragraph-properties fo:text-align="center" style:justify-single-word="false"/>
      <style:text-properties fo:color="#000000" loext:opacity="100%" fo:font-size="12pt" fo:background-color="#ffffff" style:font-size-asian="12pt" style:font-size-complex="12pt"/>
    </style:style>
    <style:style style:name="T1" style:family="text">
      <style:text-properties officeooo:rsid="001fb836"/>
    </style:style>
    <style:style style:name="T2" style:family="text">
      <style:text-properties officeooo:rsid="0022ab8b"/>
    </style:style>
    <style:style style:name="T3" style:family="text">
      <style:text-properties fo:background-color="#ffffff" loext:char-shading-value="0"/>
    </style:style>
    <style:style style:name="T4" style:family="text">
      <style:text-properties officeooo:rsid="001fb836" fo:background-color="#ffffff" loext:char-shading-value="0"/>
    </style:style>
    <style:style style:name="T5" style:family="text">
      <style:text-properties officeooo:rsid="00289eaf" fo:background-color="#ffffff" loext:char-shading-value="0"/>
    </style:style>
    <style:style style:name="T6" style:family="text">
      <style:text-properties officeooo:rsid="002b8a54" fo:background-color="#ffffff" loext:char-shading-value="0"/>
    </style:style>
    <style:style style:name="T7" style:family="text">
      <style:text-properties officeooo:rsid="00289eaf"/>
    </style:style>
    <style:style style:name="T8" style:family="text">
      <style:text-properties officeooo:rsid="002b8a54"/>
    </style:style>
    <style:style style:name="T9" style:family="text">
      <style:text-properties officeooo:rsid="002c1b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CUR<text:span text:style-name="T8">RÍ</text:span>CULO FUTURO<text:span text:style-name="T3"/></text:h>
      <text:p text:style-name="P4"><text:span text:style-name="T3">NOME:</text:span><text:span text:style-name="T4">Lucas </text:span><text:span text:style-name="T6">V</text:span><text:span text:style-name="T4">inicíus de oliveira </text:span><text:span text:style-name="T1">roc</text:span><text:span text:style-name="T4">ha</text:span></text:p>
      <text:p text:style-name="P4">ENDEREÇO:<text:span text:style-name="T1">vale verde ipaba-mg</text:span></text:p>
      <text:p text:style-name="P4">TELEFONE:</text:p>
      <text:p text:style-name="P4">E-MAIL:</text:p>
      <text:p text:style-name="P4">LINKEDLN:</text:p>
      <text:p text:style-name="P4">DATA DE NASCIMENTO:<text:span text:style-name="T1">17/03/2010</text:span></text:p>
      <text:p text:style-name="P4">IDADE:<text:span text:style-name="T9">2</text:span><text:span text:style-name="T1">3</text:span></text:p>
      <text:p text:style-name="P1"><text:s text:c="47"/><text:span text:style-name="T3"><text:s text:c="5"/>OBJETIVO PROFISSIONAL</text:span></text:p>
      <text:p text:style-name="P3"><text:span text:style-name="T2">I</text:span>ngressar no mercado de trabalho e aplicar meus conhecimentos acadêmico e experiencias em <text:span text:style-name="T7">T</text:span><text:span text:style-name="T8">é</text:span>cnico de <text:span text:style-name="T7">I</text:span>nform<text:span text:style-name="T8">á</text:span>t<text:span text:style-name="T8">i</text:span>ca contribuindo para crescimento da empresa enquanto evoluo profissional e pessoalmente.</text:p>
      <text:p text:style-name="P1"/>
      <text:p text:style-name="P2"><text:s text:c="48"/><text:span text:style-name="T3"><text:s text:c="6"/>FORMAÇÃO ACADÊMICA</text:span></text:p>
      <text:p text:style-name="P6"><text:span text:style-name="T3">&gt;BACHARELADO EM :</text:span><text:span text:style-name="T5">C</text:span><text:span text:style-name="T6">iê</text:span><text:span text:style-name="T3">ncias </text:span>da informação </text:p>
      <text:p text:style-name="P4">UNIVERSIDADE:UFMG MG</text:p>
      <text:p text:style-name="P4">CONCLUSÃO:2033</text:p>
      <text:p text:style-name="P5">PRINCIPAIS DISCIPLINAS:<text:span text:style-name="T7">T</text:span><text:span text:style-name="T8">é</text:span>cnico de <text:span text:style-name="T7">I</text:span>nform<text:span text:style-name="T8">á</text:span>tica</text:p>
      <text:p text:style-name="P5">DESTAQUE:participação em projetos de extensão, iniciação e <text:span text:style-name="T7">E</text:span>st<text:span text:style-name="T8">á</text:span>gios supervisionados</text:p>
      <text:p text:style-name="P4"/>
      <text:p text:style-name="P4">&gt;CURSO TÉCNICO EM : <text:span text:style-name="T7">T</text:span><text:span text:style-name="T8">é</text:span>cnico de <text:span text:style-name="T7">I</text:span>nform<text:span text:style-name="T8">á</text:span>tica</text:p>
      <text:p text:style-name="P4"><text:s/>UNIVERSIDADE:UFMG de mg</text:p>
      <text:p text:style-name="P4">CONCLUSÃO:2022</text:p>
      <text:p text:style-name="P4">PRINCIPAIS DISCIPLINAS:<text:span text:style-name="T7">T</text:span><text:span text:style-name="T8">é</text:span>cnico de <text:span text:style-name="T7">I</text:span>nform<text:span text:style-name="T8">á</text:span>tica</text:p>
      <text:p text:style-name="P4">DESTAQUE:participação em projetos de extensão, iniciação e est<text:span text:style-name="T8">á</text:span>gios supervisionados</text:p>
      <text:p text:style-name="P4"/>
      <text:p text:style-name="P4">&gt;ENSINO M<text:span text:style-name="T8">ÉD</text:span>IO: <text:span text:style-name="T8">Técnico profissionalizante</text:span></text:p>
      <text:p text:style-name="P4">ESCOLA ESTADUAL:ESCOLA ESTADUAL <text:span text:style-name="T8">E</text:span>M<text:span text:style-name="T8">Í</text:span>LIA CABRAL MOTA] [VALE VERDE IPABA-MG]</text:p>
      <text:p text:style-name="P4">CONCLUSÃO:2027</text:p>
      <text:p text:style-name="P4">PRINCIPAL DISCIPLINAS: INFORM<text:span text:style-name="T8">Á</text:span>TICA</text:p>
      <text:p text:style-name="P4">DESTAQUE:CUR<text:span text:style-name="T8">RÍ</text:span>CULO FANTASMA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order="2.24pt solid #000000" fo:padding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15:27:16.028934843</meta:creation-date>
    <dc:title>Documento modelo</dc:title>
    <meta:editing-duration>PT1H4M48S</meta:editing-duration>
    <meta:editing-cycles>12</meta:editing-cycles>
    <meta:generator>LibreOffice/7.4.7.2$Linux_X86_64 LibreOffice_project/40$Build-2</meta:generator>
    <dc:date>2025-06-06T10:57:14.643320821</dc:date>
    <meta:document-statistic meta:table-count="0" meta:image-count="0" meta:object-count="0" meta:page-count="1" meta:paragraph-count="26" meta:word-count="111" meta:character-count="1085" meta:non-whitespace-character-count="892"/>
    <meta:template xlink:type="simple" xlink:actuate="onRequest" xlink:title="Documento modelo" xlink:href="../../../Modelos/Documento%20modelo.ott" meta:date="2025-05-26T15:27:15.098967654"/>
  </office:meta>
</office:document-meta>
</file>